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/>
    </style:style>
    <style:style style:name="P2" style:family="paragraph" style:parent-style-name="Standard">
      <style:paragraph-properties fo:margin-top="0cm" fo:margin-bottom="0cm" loext:contextual-spacing="false" fo:text-align="center" style:justify-single-word="false"/>
      <style:text-properties fo:font-size="56pt" fo:font-weight="bold" style:font-size-asian="56pt" style:font-weight-asian="bold" style:font-size-complex="56pt"/>
    </style:style>
    <style:style style:name="P3" style:family="paragraph" style:parent-style-name="Standard">
      <style:paragraph-properties fo:margin-top="0cm" fo:margin-bottom="0cm" loext:contextual-spacing="false" fo:text-align="end" style:justify-single-word="false"/>
    </style:style>
    <style:style style:name="P4" style:family="paragraph" style:parent-style-name="Standard">
      <style:paragraph-properties fo:margin-top="0cm" fo:margin-bottom="0cm" loext:contextual-spacing="false"/>
      <style:text-properties fo:font-size="28pt" style:text-underline-style="solid" style:text-underline-width="auto" style:text-underline-color="font-color" fo:font-weight="bold" style:font-size-asian="28pt" style:font-weight-asian="bold" style:font-size-complex="28pt"/>
    </style:style>
    <style:style style:name="P5" style:family="paragraph" style:parent-style-name="Standard">
      <style:paragraph-properties fo:margin-top="0cm" fo:margin-bottom="0cm" loext:contextual-spacing="false"/>
      <style:text-properties officeooo:paragraph-rsid="000feb08"/>
    </style:style>
    <style:style style:name="P6" style:family="paragraph" style:parent-style-name="Standard" style:master-page-name="Standard">
      <style:paragraph-properties fo:margin-top="0cm" fo:margin-bottom="0cm" loext:contextual-spacing="false" fo:text-align="center" style:justify-single-word="false" style:page-number="1"/>
    </style:style>
    <style:style style:name="T1" style:family="text">
      <style:text-properties fo:font-size="56pt" fo:font-weight="bold" style:font-size-asian="56pt" style:font-weight-asian="bold" style:font-size-complex="56pt"/>
    </style:style>
    <style:style style:name="T2" style:family="text">
      <style:text-properties fo:font-size="28pt" style:text-underline-style="solid" style:text-underline-width="auto" style:text-underline-color="font-color" fo:font-weight="bold" style:font-size-asian="28pt" style:font-weight-asian="bold" style:font-size-complex="28pt"/>
    </style:style>
    <style:style style:name="T3" style:family="text">
      <style:text-properties fo:font-size="28pt" style:font-size-asian="28pt" style:font-size-complex="28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1">Memòria</text:span></text:p>
      <text:p text:style-name="P2"/>
      <text:p text:style-name="P2"/>
      <text:p text:style-name="P2"/>
      <text:p text:style-name="P2"/>
      <text:p text:style-name="P2"/>
      <text:p text:style-name="P2"/>
      <text:p text:style-name="P3">Adrian Varela i Joel Ramírez</text:p>
      <text:p text:style-name="P3">2n SMX B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"/>
      <text:p text:style-name="P1"/>
      <text:p text:style-name="P1"><text:soft-page-break/><text:span text:style-name="T2">Setmana 1</text:span></text:p>
      <text:p text:style-name="P1"/>
      <text:p text:style-name="P1">Durant la primera setmana vam estar obtenint els materials per començar a construir les següents setmanes, vam demanar les coses principals, i també vam obtindre les fustes per començar a modificar-les durant les setmanes. 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<text:soft-page-break/><text:span text:style-name="T2">Setmana 2</text:span></text:p>
      <text:p text:style-name="P4"/>
      <text:p text:style-name="P1">Durant aquesta setmana vam estar esperant les peces demanades, però també vam estar treballant amb el tema de la peça que volíem imprimir, de tal manera que quedes ven feta.</text:p>
      <text:p text:style-name="P1"/>
      <text:p text:style-name="P1">També vam estar millorant la pàgina web on posarem la informació del treball per a la gent que necessiti informació sobre com fer la màquina de pompes de sabó automàtica 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"><text:soft-page-break/><text:span text:style-name="T2">Setmana 3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"><text:soft-page-break/><text:span text:style-name="T2">Setmana 4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"><text:soft-page-break/><text:span text:style-name="T2">Setmana 5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"><text:soft-page-break/><text:span text:style-name="T2">Setmana 6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"><text:soft-page-break/><text:span text:style-name="T2">Setmana 7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"><text:soft-page-break/><text:span text:style-name="T2">Setmana 8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"><text:soft-page-break/><text:span text:style-name="T2">Setmana 9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"><text:soft-page-break/><text:span text:style-name="T2">Setmana 10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"><text:soft-page-break/><text:span text:style-name="T2">Setmana 11 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ca" fo:country="none" style:letter-kerning="tru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1pt" fo:language="ca" fo:country="none" style:letter-kerning="tru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5-07T10:13:43.634591891</dc:date>
    <meta:editing-duration>PT33S</meta:editing-duration>
    <meta:editing-cycles>1</meta:editing-cycles>
    <meta:document-statistic meta:table-count="0" meta:image-count="0" meta:object-count="0" meta:page-count="12" meta:paragraph-count="17" meta:word-count="125" meta:character-count="711" meta:non-whitespace-character-count="600"/>
    <meta:generator>LibreOffice/5.1.4.2$Linux_X86_64 LibreOffice_project/10m0$Build-2</meta:generator>
  </office:meta>
</office:document-meta>
</file>